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P2" style:parent-style-name="ListParagraph" style:list-style-name="LFO1" style:family="paragraph">
      <style:text-properties fo:language="en" fo:country="US"/>
    </style:style>
    <style:style style:name="P3" style:parent-style-name="ListParagraph" style:family="paragraph">
      <style:text-properties fo:language="en" fo:country="US"/>
    </style:style>
    <style:style style:name="P4" style:parent-style-name="NormalWeb" style:family="paragraph">
      <style:paragraph-properties fo:margin-top="0.2in" fo:margin-bottom="0.2in" fo:background-color="#FFFFFF"/>
    </style:style>
    <style:style style:name="T5" style:parent-style-name="DefaultParagraphFont" style:family="text">
      <style:text-properties fo:language="en" fo:country="US"/>
    </style:style>
    <style:style style:name="T6" style:parent-style-name="DefaultParagraphFont" style:family="text">
      <style:text-properties style:font-name="Verdana" fo:color="#000000" fo:font-size="11.5pt" style:font-size-asian="11.5pt" style:font-size-complex="11.5pt"/>
    </style:style>
    <style:style style:name="T7" style:parent-style-name="HTMLCode" style:family="text">
      <style:text-properties style:font-name="Consolas" fo:color="#DC143C" fo:font-size="12pt" style:font-size-asian="12pt" style:font-size-complex="12pt"/>
    </style:style>
    <style:style style:name="T8" style:parent-style-name="DefaultParagraphFont" style:family="text">
      <style:text-properties style:font-name="Verdana" fo:color="#000000" fo:font-size="11.5pt" style:font-size-asian="11.5pt" style:font-size-complex="11.5pt"/>
    </style:style>
    <style:style style:name="P9"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10" style:parent-style-name="NormalWeb" style:family="paragraph">
      <style:paragraph-properties fo:margin-top="0.2in" fo:margin-bottom="0.2in" fo:background-color="#FFFFFF"/>
    </style:style>
    <style:style style:name="T11" style:parent-style-name="DefaultParagraphFont" style:family="text">
      <style:text-properties style:font-name="Verdana" fo:color="#000000" fo:font-size="11.5pt" style:font-size-asian="11.5pt" style:font-size-complex="11.5pt"/>
    </style:style>
    <style:style style:name="T12" style:parent-style-name="HTMLCode" style:family="text">
      <style:text-properties style:font-name="Consolas" fo:color="#DC143C" fo:font-size="12pt" style:font-size-asian="12pt" style:font-size-complex="12pt"/>
    </style:style>
    <style:style style:name="T13" style:parent-style-name="DefaultParagraphFont" style:family="text">
      <style:text-properties style:font-name="Verdana" fo:color="#000000" fo:font-size="11.5pt" style:font-size-asian="11.5pt" style:font-size-complex="11.5pt"/>
    </style:style>
    <style:style style:name="P14" style:parent-style-name="NormalWeb" style:family="paragraph">
      <style:paragraph-properties fo:margin-top="0.2in" fo:margin-bottom="0.2in" fo:background-color="#FFFFFF"/>
    </style:style>
    <style:style style:name="T15" style:parent-style-name="DefaultParagraphFont" style:family="text">
      <style:text-properties style:font-name="Verdana" fo:color="#000000" fo:font-size="11.5pt" style:font-size-asian="11.5pt" style:font-size-complex="11.5pt"/>
    </style:style>
    <style:style style:name="T16" style:parent-style-name="HTMLCode" style:family="text">
      <style:text-properties style:font-name="Consolas" fo:color="#DC143C" fo:font-size="12pt" style:font-size-asian="12pt" style:font-size-complex="12pt"/>
    </style:style>
    <style:style style:name="T17" style:parent-style-name="DefaultParagraphFont" style:family="text">
      <style:text-properties style:font-name="Verdana" fo:color="#000000" fo:font-size="11.5pt" style:font-size-asian="11.5pt" style:font-size-complex="11.5pt"/>
    </style:style>
    <style:style style:name="T18" style:parent-style-name="HTMLCode" style:family="text">
      <style:text-properties style:font-name="Consolas" fo:color="#DC143C" fo:font-size="12pt" style:font-size-asian="12pt" style:font-size-complex="12pt"/>
    </style:style>
    <style:style style:name="T19" style:parent-style-name="DefaultParagraphFont" style:family="text">
      <style:text-properties style:font-name="Verdana" fo:color="#000000" fo:font-size="11.5pt" style:font-size-asian="11.5pt" style:font-size-complex="11.5pt"/>
    </style:style>
    <style:style style:name="P20" style:parent-style-name="NormalWeb" style:family="paragraph">
      <style:paragraph-properties fo:margin-top="0.2in" fo:margin-bottom="0.2in" fo:background-color="#FFFFFF"/>
    </style:style>
    <style:style style:name="T21" style:parent-style-name="DefaultParagraphFont" style:family="text">
      <style:text-properties style:font-name="Verdana" fo:color="#000000" fo:font-size="11.5pt" style:font-size-asian="11.5pt" style:font-size-complex="11.5pt"/>
    </style:style>
    <style:style style:name="T22" style:parent-style-name="HTMLCode" style:family="text">
      <style:text-properties style:font-name="Consolas" fo:color="#DC143C" fo:font-size="12pt" style:font-size-asian="12pt" style:font-size-complex="12pt"/>
    </style:style>
    <style:style style:name="T23" style:parent-style-name="DefaultParagraphFont" style:family="text">
      <style:text-properties style:font-name="Verdana" fo:color="#000000" fo:font-size="11.5pt" style:font-size-asian="11.5pt" style:font-size-complex="11.5pt"/>
    </style:style>
    <style:style style:name="P24" style:parent-style-name="NormalWeb" style:family="paragraph">
      <style:paragraph-properties fo:margin-top="0.2in" fo:margin-bottom="0.2in" fo:background-color="#FFFFFF"/>
    </style:style>
    <style:style style:name="T25" style:parent-style-name="DefaultParagraphFont" style:family="text">
      <style:text-properties style:font-name="Verdana" fo:color="#000000" fo:font-size="11.5pt" style:font-size-asian="11.5pt" style:font-size-complex="11.5pt"/>
    </style:style>
    <style:style style:name="T26" style:parent-style-name="HTMLCode" style:family="text">
      <style:text-properties style:font-name="Consolas" fo:color="#DC143C" fo:font-size="12pt" style:font-size-asian="12pt" style:font-size-complex="12pt"/>
    </style:style>
    <style:style style:name="T27" style:parent-style-name="DefaultParagraphFont" style:family="text">
      <style:text-properties style:font-name="Verdana" fo:color="#000000" fo:font-size="11.5pt" style:font-size-asian="11.5pt" style:font-size-complex="11.5pt"/>
    </style:style>
    <style:style style:name="T28" style:parent-style-name="DefaultParagraphFont" style:family="text">
      <style:text-properties style:font-name="Verdana" fo:color="#000000" fo:font-size="11.5pt" style:font-size-asian="11.5pt" style:font-size-complex="11.5pt"/>
    </style:style>
    <style:style style:name="P29" style:parent-style-name="NormalWeb" style:family="paragraph">
      <style:paragraph-properties fo:margin-top="0.2in" fo:margin-bottom="0.2in" fo:background-color="#FFFFFF"/>
    </style:style>
    <style:style style:name="T30" style:parent-style-name="DefaultParagraphFont" style:family="text">
      <style:text-properties style:font-name="Verdana" fo:color="#000000" fo:font-size="11.5pt" style:font-size-asian="11.5pt" style:font-size-complex="11.5pt"/>
    </style:style>
    <style:style style:name="T31" style:parent-style-name="DefaultParagraphFont" style:family="text">
      <style:text-properties style:font-name="Verdana" fo:color="#000000" fo:font-size="11.5pt" style:font-size-asian="11.5pt" style:font-size-complex="11.5pt"/>
    </style:style>
    <style:style style:name="P32"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33"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34"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35" style:parent-style-name="NormalWeb" style:family="paragraph">
      <style:paragraph-properties fo:margin-top="0.2in" fo:margin-bottom="0.2in" fo:background-color="#FFFFFF"/>
    </style:style>
    <style:style style:name="T36" style:parent-style-name="DefaultParagraphFont" style:family="text">
      <style:text-properties style:font-name="Verdana" fo:color="#000000" fo:font-size="11.5pt" style:font-size-asian="11.5pt" style:font-size-complex="11.5pt"/>
    </style:style>
    <style:style style:name="T37" style:parent-style-name="DefaultParagraphFont" style:family="text">
      <style:text-properties style:font-name="Segoe UI" style:font-name-complex="Segoe UI" fo:color="#374151" fo:background-color="#F7F7F8"/>
    </style:style>
    <style:style style:name="T38" style:parent-style-name="HTMLCode" style:family="text">
      <style:text-properties style:font-name="Ubuntu Mono" fo:font-weight="bold" style:font-weight-asian="bold" style:font-weight-complex="bold" fo:font-size="10.5pt" style:font-size-asian="10.5pt" style:font-size-complex="10.5pt" fo:background-color="#F7F7F8"/>
    </style:style>
    <style:style style:name="T39" style:parent-style-name="DefaultParagraphFont" style:family="text">
      <style:text-properties style:font-name="Segoe UI" style:font-name-complex="Segoe UI" fo:color="#374151" fo:background-color="#F7F7F8"/>
    </style:style>
    <style:style style:name="T40" style:parent-style-name="DefaultParagraphFont" style:family="text">
      <style:text-properties style:font-name="Segoe UI" style:font-name-complex="Segoe UI" fo:color="#374151" fo:background-color="#F7F7F8"/>
    </style:style>
    <style:style style:name="P41" style:parent-style-name="NormalWeb" style:family="paragraph">
      <style:paragraph-properties fo:margin-top="0.2in" fo:margin-bottom="0.2in" fo:background-color="#FFFFFF"/>
    </style:style>
    <style:style style:name="T42" style:parent-style-name="DefaultParagraphFont" style:family="text">
      <style:text-properties style:font-name="Segoe UI" style:font-name-complex="Segoe UI" fo:color="#374151" fo:background-color="#F7F7F8"/>
    </style:style>
    <style:style style:name="T43" style:parent-style-name="DefaultParagraphFont" style:family="text">
      <style:text-properties style:font-name="Segoe UI" style:font-name-complex="Segoe UI" fo:color="#374151" fo:background-color="#F7F7F8"/>
    </style:style>
    <style:style style:name="P44" style:parent-style-name="NormalWeb" style:family="paragraph">
      <style:paragraph-properties fo:margin-top="0.2in" fo:margin-bottom="0.2in" fo:background-color="#FFFFFF"/>
      <style:text-properties style:font-name="Segoe UI" style:font-name-complex="Segoe UI" fo:color="#374151" fo:background-color="#F7F7F8"/>
    </style:style>
    <style:style style:name="P45" style:parent-style-name="NormalWeb" style:family="paragraph">
      <style:paragraph-properties fo:margin-top="0.2in" fo:margin-bottom="0.2in" fo:background-color="#FFFFFF"/>
    </style:style>
    <style:style style:name="T46" style:parent-style-name="DefaultParagraphFont" style:family="text">
      <style:text-properties style:font-name="Segoe UI" style:font-name-complex="Segoe UI" fo:color="#374151" fo:background-color="#F7F7F8"/>
    </style:style>
    <style:style style:name="T47" style:parent-style-name="HTMLCode" style:family="text">
      <style:text-properties style:font-name="Ubuntu Mono" fo:font-weight="bold" style:font-weight-asian="bold" style:font-weight-complex="bold" fo:font-size="10.5pt" style:font-size-asian="10.5pt" style:font-size-complex="10.5pt" fo:background-color="#F7F7F8"/>
    </style:style>
    <style:style style:name="T48" style:parent-style-name="DefaultParagraphFont" style:family="text">
      <style:text-properties style:font-name="Segoe UI" style:font-name-complex="Segoe UI" fo:color="#374151" fo:background-color="#F7F7F8"/>
    </style:style>
    <style:style style:name="T49" style:parent-style-name="HTMLCode" style:family="text">
      <style:text-properties style:font-name="Ubuntu Mono" fo:font-weight="bold" style:font-weight-asian="bold" style:font-weight-complex="bold" fo:font-size="10.5pt" style:font-size-asian="10.5pt" style:font-size-complex="10.5pt" fo:background-color="#F7F7F8"/>
    </style:style>
    <style:style style:name="T50" style:parent-style-name="DefaultParagraphFont" style:family="text">
      <style:text-properties style:font-name="Segoe UI" style:font-name-complex="Segoe UI" fo:color="#374151" fo:background-color="#F7F7F8"/>
    </style:style>
    <style:style style:name="T51" style:parent-style-name="HTMLCode" style:family="text">
      <style:text-properties style:font-name="Ubuntu Mono" fo:font-weight="bold" style:font-weight-asian="bold" style:font-weight-complex="bold" fo:font-size="10.5pt" style:font-size-asian="10.5pt" style:font-size-complex="10.5pt" fo:background-color="#F7F7F8"/>
    </style:style>
    <style:style style:name="T52" style:parent-style-name="DefaultParagraphFont" style:family="text">
      <style:text-properties style:font-name="Segoe UI" style:font-name-complex="Segoe UI" fo:color="#374151" fo:background-color="#F7F7F8"/>
    </style:style>
    <style:style style:name="P53" style:parent-style-name="NormalWeb" style:family="paragraph">
      <style:paragraph-properties fo:margin-top="0.2in" fo:margin-bottom="0.2in" fo:background-color="#FFFFFF"/>
    </style:style>
    <style:style style:name="T54" style:parent-style-name="DefaultParagraphFont" style:family="text">
      <style:text-properties style:font-name="Segoe UI" style:font-name-complex="Segoe UI" fo:color="#374151" fo:background-color="#F7F7F8"/>
    </style:style>
    <style:style style:name="T55" style:parent-style-name="DefaultParagraphFont" style:family="text">
      <style:text-properties style:font-name="Segoe UI" style:font-name-complex="Segoe UI" fo:color="#374151" fo:background-color="#F7F7F8"/>
    </style:style>
    <style:style style:name="T56" style:parent-style-name="DefaultParagraphFont" style:family="text">
      <style:text-properties style:font-name="Segoe UI" style:font-name-complex="Segoe UI" fo:color="#374151" fo:background-color="#F7F7F8"/>
    </style:style>
    <style:style style:name="P57" style:parent-style-name="NormalWeb" style:family="paragraph">
      <style:paragraph-properties fo:margin-top="0.2in" fo:margin-bottom="0.2in" fo:background-color="#FFFFFF"/>
      <style:text-properties style:font-name="Segoe UI" style:font-name-complex="Segoe UI" fo:color="#374151" fo:background-color="#F7F7F8"/>
    </style:style>
    <style:style style:name="P58" style:parent-style-name="NormalWeb" style:family="paragraph">
      <style:paragraph-properties fo:margin-top="0.2in" fo:margin-bottom="0.2in" fo:background-color="#FFFFFF"/>
      <style:text-properties style:font-name="Segoe UI" style:font-name-complex="Segoe UI" fo:color="#374151" fo:background-color="#F7F7F8"/>
    </style:style>
    <style:style style:name="P59" style:parent-style-name="NormalWeb" style:list-style-name="LFO1" style:family="paragraph">
      <style:paragraph-properties fo:margin-top="0.2in" fo:margin-bottom="0.2in" fo:background-color="#FFFFFF"/>
    </style:style>
    <style:style style:name="T60" style:parent-style-name="ListParagraph" style:family="text">
      <style:text-properties style:font-name="Ubuntu Mono" fo:font-weight="bold" style:font-weight-asian="bold" style:font-weight-complex="bold" fo:font-size="10.5pt" style:font-size-asian="10.5pt" style:font-size-complex="10.5pt" fo:background-color="#F7F7F8"/>
    </style:style>
    <style:style style:name="T61" style:parent-style-name="HTMLCode" style:family="text">
      <style:text-properties style:font-name="Ubuntu Mono" style:font-name-asian="Calibri" fo:font-weight="bold" style:font-weight-asian="bold" style:font-weight-complex="bold" fo:font-size="10.5pt" style:font-size-asian="10.5pt" style:font-size-complex="10.5pt" fo:background-color="#F7F7F8"/>
    </style:style>
    <style:style style:name="T62" style:parent-style-name="DefaultParagraphFont" style:family="text">
      <style:text-properties style:font-name="Segoe UI" style:font-name-complex="Segoe UI" fo:color="#374151" fo:background-color="#F7F7F8"/>
    </style:style>
    <style:style style:name="P63" style:parent-style-name="ListParagraph" style:family="paragraph">
      <style:text-properties style:font-name="Segoe UI" style:font-name-complex="Segoe UI" fo:color="#374151" fo:background-color="#F7F7F8"/>
    </style:style>
    <style:style style:name="T64" style:parent-style-name="HTMLCode" style:family="text">
      <style:text-properties style:font-name="Ubuntu Mono" style:font-name-asian="Calibri" fo:font-weight="bold" style:font-weight-asian="bold" style:font-weight-complex="bold" fo:font-size="10.5pt" style:font-size-asian="10.5pt" style:font-size-complex="10.5pt" fo:background-color="#F7F7F8"/>
    </style:style>
    <style:style style:name="T65" style:parent-style-name="DefaultParagraphFont" style:family="text">
      <style:text-properties style:font-name="Segoe UI" style:font-name-complex="Segoe UI" fo:color="#374151" fo:background-color="#F7F7F8"/>
    </style:style>
  </office:automatic-styles>
  <office:body>
    <office:text text:use-soft-page-breaks="true">
      <text:p text:style-name="P1"><text:s text:c="58"/>INTERVIEW QUESTIONS MONGODB</text:p>
      <text:list text:style-name="LFO1" text:continue-numbering="true">
        <text:list-item>
          <text:p text:style-name="P2">What is the difference between find() method in js and mongodb?</text:p>
        </text:list-item>
      </text:list>
      <text:p text:style-name="P3"/>
      <text:p text:style-name="P4"><text:span text:style-name="T5">Find method in js: <text:s text:c="2"/></text:span><text:span text:style-name="T6">The </text:span><text:span text:style-name="T7">find()</text:span><text:span text:style-name="T8"> method returns the value of the first element<text:s/></text:span></text:p>
      <text:p text:style-name="P9">that<text:s/>passes a test.</text:p>
      <text:p text:style-name="P10"><text:span text:style-name="T11">The </text:span><text:span text:style-name="T12">find()</text:span><text:span text:style-name="T13"> method executes a function for each array element.</text:span></text:p>
      <text:p text:style-name="P14"><text:span text:style-name="T15">The </text:span><text:span text:style-name="T16">find()</text:span><text:span text:style-name="T17"> method returns </text:span><text:span text:style-name="T18">undefined</text:span><text:span text:style-name="T19"> if no elements are found.</text:span></text:p>
      <text:p text:style-name="P20"><text:span text:style-name="T21">The </text:span><text:span text:style-name="T22">find()</text:span><text:span text:style-name="T23"> method does not execute the function for empty elements.</text:span></text:p>
      <text:p text:style-name="P24"><text:span text:style-name="T25">The </text:span><text:span text:style-name="T26">find()</text:span><text:span text:style-name="T27"> method does not change the original ar</text:span><text:span text:style-name="T28">ray.</text:span></text:p>
      <text:p text:style-name="P29"><text:span text:style-name="T30">Ex:</text:span><text:s/><text:span text:style-name="T31">const numbers = [1, 2, 3, 4, 5];</text:span></text:p>
      <text:p text:style-name="P32">const foundNumber = numbers.find((num) =&gt; num &gt; 3);</text:p>
      <text:p text:style-name="P33">console.log(foundNumber); // Output: 4 value not found it give undefined as op</text:p>
      <text:p text:style-name="P34"/>
      <text:p text:style-name="P35"><text:span text:style-name="T36">in mongodb:</text:span><text:span text:style-name="T37"><text:s/>The result of the<text:s/></text:span><text:span text:style-name="T38">find()</text:span><text:span text:style-name="T39"><text:s/>method in Mongoose (when used with<text:s/></text:span><text:span text:style-name="T40">MongoDB) will be an array. The array will contain the documents that match the specified search condition.</text:span></text:p>
      <text:p text:style-name="P41"><text:span text:style-name="T42">Ex:</text:span><text:s/><text:span text:style-name="T43">const existuser = await registerdoc.find({ email: email })</text:span></text:p>
      <text:p text:style-name="P44">console.log(existuser); <text:s text:c="2"/>// it return the array with above condition passed</text:p>
      <text:p text:style-name="P45"><text:span text:style-name="T46">findOne():In Mongoose, the<text:s/></text:span><text:span text:style-name="T47">findOne()</text:span><text:span text:style-name="T48"><text:s/>method is used to find a single document that matches the specified query condition. The output of the<text:s/></text:span><text:span text:style-name="T49">findOne()</text:span><text:span text:style-name="T50"><text:s/>method will be the matching document, or<text:s/></text:span><text:span text:style-name="T51">null</text:span><text:span text:style-name="T52"><text:s/>if no document is found.</text:span></text:p>
      <text:p text:style-name="P53"><text:span text:style-name="T54">Ex:</text:span><text:s/><text:span text:style-name="T55">const existUser = await registe</text:span><text:span text:style-name="T56">rdoc.findOne({ email: email })</text:span></text:p>
      <text:p text:style-name="P57">console.log(existUser);//it return first passed condition object or null</text:p>
      <text:p text:style-name="P58"/>
      <text:list text:style-name="LFO1" text:continue-numbering="true">
        <text:list-item>
          <text:p text:style-name="P59">What is useNewUrlParser and useUnifiedTopology?</text:p>
        </text:list-item>
      </text:list>
      <text:soft-page-break/>
      <text:p text:style-name="ListParagraph">useNewUrlParser:<text:span text:style-name="T60"><text:s/></text:span><text:span text:style-name="T61">useNewUrlParser</text:span><text:span text:style-name="T62"><text:s/>is an option that tells the MongoDB driver to use the new connection string parser. Prior to MongoDB version 3.1.0, the connection string format was different, and this option allows the driver to handle the new format correctly.</text:span></text:p>
      <text:p text:style-name="P63"/>
      <text:p text:style-name="ListParagraph"><text:span text:style-name="T64">useUnifiedTopology :useUnifiedTopology</text:span><text:span text:style-name="T65"><text:s/>is an option that enables the use of the new unified topology engine in the MongoDB driver. The unified topology engine provides a more reliable and efficient connection management syste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irendra Kumar Sahu</meta:initial-creator>
    <dc:creator>Birendra Kumar Sahu</dc:creator>
    <meta:creation-date>2023-06-03T09:55:00Z</meta:creation-date>
    <dc:date>2023-06-24T13:06:00Z</dc:date>
    <meta:template xlink:href="Normal" xlink:type="simple"/>
    <meta:editing-cycles>3</meta:editing-cycles>
    <meta:editing-duration>PT11400S</meta:editing-duration>
    <meta:user-defined meta:name="MSIP_Label_3351ac48-f2ec-47d6-b214-43b916e392ff_Enabled">true</meta:user-defined>
    <meta:user-defined meta:name="MSIP_Label_3351ac48-f2ec-47d6-b214-43b916e392ff_SetDate">2023-06-03T09:54:50Z</meta:user-defined>
    <meta:user-defined meta:name="MSIP_Label_3351ac48-f2ec-47d6-b214-43b916e392ff_Method">Standard</meta:user-defined>
    <meta:user-defined meta:name="MSIP_Label_3351ac48-f2ec-47d6-b214-43b916e392ff_Name">3351ac48-f2ec-47d6-b214-43b916e392ff</meta:user-defined>
    <meta:user-defined meta:name="MSIP_Label_3351ac48-f2ec-47d6-b214-43b916e392ff_SiteId">5af76741-f886-4d20-ad04-775dee0ce762</meta:user-defined>
    <meta:user-defined meta:name="MSIP_Label_3351ac48-f2ec-47d6-b214-43b916e392ff_ActionId">ff35c0c1-8071-437b-b32c-8034a19c1f7c</meta:user-defined>
    <meta:user-defined meta:name="MSIP_Label_3351ac48-f2ec-47d6-b214-43b916e392ff_ContentBits">0</meta:user-defined>
    <meta:document-statistic meta:page-count="2" meta:paragraph-count="3" meta:word-count="281" meta:character-count="1882" meta:row-count="13" meta:non-whitespace-character-count="1604"/>
  </office:meta>
</office:document-meta>
</file>